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c8e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"/>
      <text:p text:style-name="P3">Presentació assignatura</text:p>
      <text:p text:style-name="P4">Comentem web assignatura</text:p>
      <text:p text:style-name="P5">Comentem unitats </text:p>
      <text:list xml:id="list5862277383204118554" text:style-name="L1">
        <text:list-item>
          <text:p text:style-name="P6">1.1 Circuit elèctric</text:p>
        </text:list-item>
        <text:list-item>
          <text:p text:style-name="P6">1.2 Llei d'ohm</text:p>
        </text:list-item>
        <text:list-item>
          <text:p text:style-name="P6">2 Seguretat</text:p>
        </text:list-item>
        <text:list-item>
          <text:p text:style-name="P6">3 Sèrie paral·lel </text:p>
        </text:list-item>
      </text:list>
      <text:p text:style-name="P4"/>
      <text:p text:style-name="P4"/>
      <text:p text:style-name="P11">Di<text:span text:style-name="T3">jous</text:span><text:tab/><text:tab/><text:tab/><text:tab/>2<text:span text:style-name="T3">6</text:span>/09/2<text:span text:style-name="T1">4</text:span></text:p>
      <text:p text:style-name="P8"/>
      <text:p text:style-name="P10">Comentem <text:span text:style-name="T3">programa de simulació Cade Simu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4T08:09:59.836673273</dc:date>
    <meta:editing-duration>PT40M20S</meta:editing-duration>
    <meta:editing-cycles>41</meta:editing-cycles>
    <meta:document-statistic meta:table-count="0" meta:image-count="0" meta:object-count="0" meta:page-count="1" meta:paragraph-count="11" meta:word-count="35" meta:character-count="229" meta:non-whitespace-character-count="202"/>
  </office:meta>
</office:document-meta>
</file>